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cm" fo:min-width="4.53cm" draw:shadow="hidden"/>
    </style:style>
    <style:style style:name="gr3" style:family="graphic" style:parent-style-name="objectwithoutfill">
      <style:graphic-properties draw:stroke="dash" draw:stroke-dash="Long_20_Dash" svg:stroke-color="#bf0041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207cm" svg:y2="15.986cm">
          <text:p/>
        </draw:line>
        <draw:custom-shape draw:style-name="gr2" draw:text-style-name="P2" draw:layer="layout" svg:width="7.112cm" svg:height="7.112cm" svg:x="2.651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83cm" svg:y1="19.548cm" svg:x2="9.763cm" svg:y2="19.542cm">
          <text:p/>
        </draw:line>
        <draw:line draw:style-name="gr3" draw:text-style-name="P3" draw:layer="layout" svg:x1="8.747cm" svg:y1="17.002cm" svg:x2="3.667cm" svg:y2="17.002cm">
          <text:p/>
        </draw:line>
        <draw:line draw:style-name="gr3" draw:text-style-name="P3" draw:layer="layout" svg:x1="8.747cm" svg:y1="17.002cm" svg:x2="8.747cm" svg:y2="19.542cm">
          <text:p/>
        </draw:line>
        <draw:line draw:style-name="gr4" draw:text-style-name="P3" draw:layer="layout" svg:x1="6.207cm" svg:y1="19.542cm" svg:x2="2.778cm" svg:y2="19.542cm">
          <text:p/>
        </draw:line>
        <draw:line draw:style-name="gr4" draw:text-style-name="P3" draw:layer="layout" svg:x1="6.208cm" svg:y1="19.542cm" svg:x2="6.207cm" svg:y2="22.971cm">
          <text:p/>
        </draw:line>
        <draw:frame draw:style-name="gr5" draw:text-style-name="P4" draw:layer="layout" svg:width="0.486cm" svg:height="0.649cm" svg:x="8.793cm" svg:y="16.4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9.255cm" svg:y1="17.764cm" svg:x2="3.159cm" svg:y2="17.764cm">
          <text:p/>
        </draw:line>
        <draw:line draw:style-name="gr3" draw:text-style-name="P3" draw:layer="layout" svg:x1="7.985cm" svg:y1="16.494cm" svg:x2="4.474cm" svg:y2="16.466cm">
          <text:p/>
        </draw:line>
        <draw:line draw:style-name="gr3" draw:text-style-name="P3" draw:layer="layout" svg:x1="9.255cm" svg:y1="17.764cm" svg:x2="9.255cm" svg:y2="19.542cm">
          <text:p/>
        </draw:line>
        <draw:line draw:style-name="gr3" draw:text-style-name="P3" draw:layer="layout" svg:x1="7.985cm" svg:y1="16.494cm" svg:x2="7.985cm" svg:y2="19.542cm">
          <text:p/>
        </draw:line>
        <draw:frame draw:style-name="gr5" draw:text-style-name="P4" draw:layer="layout" svg:width="0.486cm" svg:height="0.649cm" svg:x="7.858cm" svg:y="15.7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layout" svg:width="0.486cm" svg:height="0.649cm" svg:x="9.428cm" svg:y="17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0.755cm" svg:height="0.829cm" svg:x="3.828cm" svg:y="1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486cm" svg:height="0.649cm" svg:x="5.98cm" svg:y="15.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755cm" svg:height="0.829cm" svg:x="2.886cm" svg:y="16.3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4" draw:layer="layout" svg:width="0.755cm" svg:height="0.829cm" svg:x="2.331cm" svg:y="17.1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" draw:text-style-name="P3" draw:layer="layout" svg:x1="4.429cm" svg:y1="16.494cm" svg:x2="4.429cm" svg:y2="19.542cm">
          <text:p/>
        </draw:line>
        <draw:line draw:style-name="gr3" draw:text-style-name="P3" draw:layer="layout" svg:x1="3.667cm" svg:y1="17.002cm" svg:x2="3.667cm" svg:y2="19.542cm">
          <text:p/>
        </draw:line>
        <draw:line draw:style-name="gr3" draw:text-style-name="P3" draw:layer="layout" svg:x1="3.159cm" svg:y1="17.891cm" svg:x2="3.159cm" svg:y2="19.542cm">
          <text:p/>
        </draw:line>
        <draw:frame draw:style-name="gr5" draw:text-style-name="P4" draw:layer="layout" svg:width="0.416cm" svg:height="0.209cm" svg:x="2.008cm" svg:y="19.4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4" draw:layer="layout" svg:width="0.76cm" svg:height="0.829cm" svg:x="5.765cm" svg:y="23.2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4" draw:layer="layout" svg:width="1.681cm" svg:height="0.424cm" svg:x="9.992cm" svg:y="19.26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" draw:text-style-name="P3" draw:layer="layout" svg:x1="6.08cm" svg:y1="19.542cm" svg:x2="9.255cm" svg:y2="19.542cm">
          <text:p/>
        </draw:line>
        <draw:line draw:style-name="gr7" draw:text-style-name="P3" draw:layer="layout" svg:x1="6.207cm" svg:y1="19.542cm" svg:x2="8.747cm" svg:y2="17.002cm">
          <text:p/>
        </draw:line>
        <draw:path draw:style-name="gr8" draw:text-style-name="P3" draw:layer="layout" svg:width="0.371cm" svg:height="0.254cm" draw:transform="rotate (-0.319046187264563) translate (6.59349268004605cm 19.1964267321464cm)" svg:viewBox="0 0 372 255" svg:d="M0 11c145-48 287 68 353 187l19 57">
          <text:p/>
        </draw:path>
        <draw:frame draw:style-name="gr5" draw:text-style-name="P4" draw:layer="layout" svg:width="0.433cm" svg:height="0.2cm" svg:x="6.842cm" svg:y="19.0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9" draw:text-style-name="P3" draw:layer="layout" svg:x1="3.159cm" svg:y1="19.415cm" svg:x2="3.159cm" svg:y2="19.669cm">
          <text:p/>
        </draw:line>
        <draw:line draw:style-name="gr9" draw:text-style-name="P3" draw:layer="layout" svg:x1="3.667cm" svg:y1="19.415cm" svg:x2="3.667cm" svg:y2="19.669cm">
          <text:p/>
        </draw:line>
        <draw:line draw:style-name="gr9" draw:text-style-name="P3" draw:layer="layout" svg:x1="4.429cm" svg:y1="19.415cm" svg:x2="4.429cm" svg:y2="19.669cm">
          <text:p/>
        </draw:line>
        <draw:line draw:style-name="gr9" draw:text-style-name="P3" draw:layer="layout" svg:x1="7.985cm" svg:y1="19.388cm" svg:x2="7.985cm" svg:y2="19.669cm">
          <text:p/>
        </draw:line>
        <draw:line draw:style-name="gr9" draw:text-style-name="P3" draw:layer="layout" svg:x1="8.747cm" svg:y1="19.388cm" svg:x2="8.747cm" svg:y2="19.669cm">
          <text:p/>
        </draw:line>
        <draw:line draw:style-name="gr9" draw:text-style-name="P3" draw:layer="layout" svg:x1="9.255cm" svg:y1="19.388cm" svg:x2="9.255cm" svg:y2="19.669cm">
          <text:p/>
        </draw:line>
        <draw:frame draw:style-name="gr5" draw:text-style-name="P4" draw:layer="layout" svg:width="1.268cm" svg:height="0.424cm" svg:x="6.461cm" svg:y="19.64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4" draw:layer="layout" svg:width="1.213cm" svg:height="0.424cm" draw:transform="rotate (1.5707963267949) translate (5.572cm 19.358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9" draw:text-style-name="P3" draw:layer="layout" svg:x1="6.08cm" svg:y1="16.494cm" svg:x2="6.334cm" svg:y2="16.494cm">
          <text:p/>
        </draw:line>
        <draw:line draw:style-name="gr9" draw:text-style-name="P3" draw:layer="layout" svg:x1="6.08cm" svg:y1="17.002cm" svg:x2="6.334cm" svg:y2="17.002cm">
          <text:p/>
        </draw:line>
        <draw:line draw:style-name="gr9" draw:text-style-name="P3" draw:layer="layout" svg:x1="6.08cm" svg:y1="17.764cm" svg:x2="6.334cm" svg:y2="17.764cm">
          <text:p/>
        </draw:line>
        <draw:frame draw:style-name="gr5" draw:text-style-name="P4" draw:layer="layout" svg:width="0.598cm" svg:height="0.432cm" svg:x="2.689cm" svg:y="19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4" draw:layer="layout" svg:width="0.492cm" svg:height="0.414cm" svg:x="4.075cm" svg:y="19.79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4" draw:layer="layout" svg:width="0.599cm" svg:height="0.432cm" svg:x="3.259cm" svg:y="19.79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4" draw:layer="layout" svg:width="0.432cm" svg:height="0.432cm" svg:x="8.985cm" svg:y="19.7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4" draw:layer="layout" svg:width="0.432cm" svg:height="0.432cm" svg:x="8.475cm" svg:y="19.79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4" draw:layer="layout" svg:width="0.325cm" svg:height="0.414cm" svg:x="7.831cm" svg:y="19.79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4" draw:layer="layout" svg:width="0.325cm" svg:height="0.414cm" svg:x="6.263cm" svg:y="17.89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4" draw:layer="layout" svg:width="0.432cm" svg:height="0.432cm" svg:x="6.183cm" svg:y="17.17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4" draw:layer="layout" svg:width="0.432cm" svg:height="0.432cm" svg:x="6.207cm" svg:y="16.59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3-16T16:28:02.047171289</dc:date>
    <meta:editing-duration>PT2H18M25S</meta:editing-duration>
    <meta:editing-cycles>37</meta:editing-cycles>
    <meta:generator>LibreOffice/6.4.7.2$Linux_X86_64 LibreOffice_project/40$Build-2</meta:generator>
    <meta:document-statistic meta:object-count="48"/>
  </office:meta>
</office:document-meta>
</file>

<file path=Object 1/content.xml><?xml version="1.0" encoding="utf-8"?>
<math xmlns="http://www.w3.org/1998/Math/MathML" display="block">
  <semantics>
    <mstyle color="blue">
      <mfrac>
        <mrow>
          <mn>2</mn>
          <mi>π</mi>
        </mrow>
        <mn>3</mn>
      </mfrac>
    </mstyle>
    <annotation encoding="StarMath 5.0">color blue {{2%pi} over 3 }</annotation>
  </semantics>
</math>
</file>

<file path=Object 10/content.xml><?xml version="1.0" encoding="utf-8"?>
<math xmlns="http://www.w3.org/1998/Math/MathML" display="block">
  <semantics>
    <mstyle color="blue">
      <mrow>
        <mn>0</mn>
        <mrow>
          <mo fence="true" stretchy="false">(</mo>
          <mrow>
            <mrow>
              <mi mathvariant="italic">ou</mi>
              <mrow>
                <mn>2</mn>
                <mi>π</mi>
              </mrow>
            </mrow>
          </mrow>
          <mo fence="true" stretchy="false">)</mo>
        </mrow>
      </mrow>
    </mstyle>
    <annotation encoding="StarMath 5.0">color blue {0 (ou {2%pi})  }</annotation>
  </semantics>
</math>
</file>

<file path=Object 11/content.xml><?xml version="1.0" encoding="utf-8"?>
<math xmlns="http://www.w3.org/1998/Math/MathML" display="block">
  <semantics>
    <mstyle color="blue">
      <mi>α</mi>
    </mstyle>
    <annotation encoding="StarMath 5.0">color blue {%alpha }</annotation>
  </semantics>
</math>
</file>

<file path=Object 12/content.xml><?xml version="1.0" encoding="utf-8"?>
<math xmlns="http://www.w3.org/1998/Math/MathML" display="block">
  <semantics>
    <mrow>
      <mi>cos</mi>
      <mrow>
        <mo fence="true" stretchy="false">(</mo>
        <mrow>
          <mi>α</mi>
        </mrow>
        <mo fence="true" stretchy="false">)</mo>
      </mrow>
    </mrow>
    <annotation encoding="StarMath 5.0">cos( %alpha )</annotation>
  </semantics>
</math>
</file>

<file path=Object 13/content.xml><?xml version="1.0" encoding="utf-8"?>
<math xmlns="http://www.w3.org/1998/Math/MathML" display="block">
  <semantics>
    <mrow>
      <mi>sin</mi>
      <mrow>
        <mo fence="true" stretchy="false">(</mo>
        <mrow>
          <mi>α</mi>
        </mrow>
        <mo fence="true" stretchy="false">)</mo>
      </mrow>
    </mrow>
    <annotation encoding="StarMath 5.0">sin( %alpha )</annotation>
  </semantics>
</math>
</file>

<file path=Object 14/content.xml><?xml version="1.0" encoding="utf-8"?>
<math xmlns="http://www.w3.org/1998/Math/MathML" display="block">
  <semantics>
    <mstyle color="red">
      <mfrac>
        <msqrt>
          <mn>3</mn>
        </msqrt>
        <mn>2</mn>
      </mfrac>
    </mstyle>
    <annotation encoding="StarMath 5.0">color red {{sqrt3 over 2} }</annotation>
  </semantics>
</math>
</file>

<file path=Object 15/content.xml><?xml version="1.0" encoding="utf-8"?>
<math xmlns="http://www.w3.org/1998/Math/MathML" display="block">
  <semantics>
    <mstyle color="red">
      <mrow>
        <mo stretchy="false">−</mo>
        <mfrac>
          <msqrt>
            <mn>3</mn>
          </msqrt>
          <mn>2</mn>
        </mfrac>
      </mrow>
    </mstyle>
    <annotation encoding="StarMath 5.0">color red {-{sqrt3 over 2} }</annotation>
  </semantics>
</math>
</file>

<file path=Object 16/content.xml><?xml version="1.0" encoding="utf-8"?>
<math xmlns="http://www.w3.org/1998/Math/MathML" display="block">
  <semantics>
    <mstyle color="red">
      <mrow>
        <mo stretchy="false">−</mo>
        <mfrac>
          <mn>1</mn>
          <mn>2</mn>
        </mfrac>
      </mrow>
    </mstyle>
    <annotation encoding="StarMath 5.0">color red {- {1 over 2 }}</annotation>
  </semantics>
</math>
</file>

<file path=Object 17/content.xml><?xml version="1.0" encoding="utf-8"?>
<math xmlns="http://www.w3.org/1998/Math/MathML" display="block">
  <semantics>
    <mstyle color="red">
      <mrow>
        <mo stretchy="false">−</mo>
        <mfrac>
          <msqrt>
            <mn>2</mn>
          </msqrt>
          <mn>2</mn>
        </mfrac>
      </mrow>
    </mstyle>
    <annotation encoding="StarMath 5.0">color red {-{sqrt2 over 2} }</annotation>
  </semantics>
</math>
</file>

<file path=Object 18/content.xml><?xml version="1.0" encoding="utf-8"?>
<math xmlns="http://www.w3.org/1998/Math/MathML" display="block">
  <semantics>
    <mstyle color="red">
      <mfrac>
        <msqrt>
          <mn>2</mn>
        </msqrt>
        <mn>2</mn>
      </mfrac>
    </mstyle>
    <annotation encoding="StarMath 5.0">color red {{sqrt{2} over 2} }</annotation>
  </semantics>
</math>
</file>

<file path=Object 19/content.xml><?xml version="1.0" encoding="utf-8"?>
<math xmlns="http://www.w3.org/1998/Math/MathML" display="block">
  <semantics>
    <mstyle color="red">
      <mfrac>
        <mn>1</mn>
        <mn>2</mn>
      </mfrac>
    </mstyle>
    <annotation encoding="StarMath 5.0">color red {{1 over 2 }}</annotation>
  </semantics>
</math>
</file>

<file path=Object 2/content.xml><?xml version="1.0" encoding="utf-8"?>
<math xmlns="http://www.w3.org/1998/Math/MathML" display="block">
  <semantics>
    <mstyle color="blue">
      <mfrac>
        <mi>π</mi>
        <mn>2</mn>
      </mfrac>
    </mstyle>
    <annotation encoding="StarMath 5.0">color blue {%pi over 2 }</annotation>
  </semantics>
</math>
</file>

<file path=Object 20/content.xml><?xml version="1.0" encoding="utf-8"?>
<math xmlns="http://www.w3.org/1998/Math/MathML" display="block">
  <semantics>
    <mstyle color="red">
      <mfrac>
        <mn>1</mn>
        <mn>2</mn>
      </mfrac>
    </mstyle>
    <annotation encoding="StarMath 5.0">color red {{1 over 2 }}</annotation>
  </semantics>
</math>
</file>

<file path=Object 21/content.xml><?xml version="1.0" encoding="utf-8"?>
<math xmlns="http://www.w3.org/1998/Math/MathML" display="block">
  <semantics>
    <mstyle color="red">
      <mfrac>
        <msqrt>
          <mn>2</mn>
        </msqrt>
        <mn>2</mn>
      </mfrac>
    </mstyle>
    <annotation encoding="StarMath 5.0">color red {{sqrt{2} over 2} }</annotation>
  </semantics>
</math>
</file>

<file path=Object 22/content.xml><?xml version="1.0" encoding="utf-8"?>
<math xmlns="http://www.w3.org/1998/Math/MathML" display="block">
  <semantics>
    <mstyle color="red">
      <mfrac>
        <msqrt>
          <mn>3</mn>
        </msqrt>
        <mn>2</mn>
      </mfrac>
    </mstyle>
    <annotation encoding="StarMath 5.0">color red {{sqrt3 over 2} }</annotation>
  </semantics>
</math>
</file>

<file path=Object 3/content.xml><?xml version="1.0" encoding="utf-8"?>
<math xmlns="http://www.w3.org/1998/Math/MathML" display="block">
  <semantics>
    <mstyle color="blue">
      <mfrac>
        <mi>π</mi>
        <mn>6</mn>
      </mfrac>
    </mstyle>
    <annotation encoding="StarMath 5.0">color blue {%pi over 6 }</annotation>
  </semantics>
</math>
</file>

<file path=Object 4/content.xml><?xml version="1.0" encoding="utf-8"?>
<math xmlns="http://www.w3.org/1998/Math/MathML" display="block">
  <semantics>
    <mstyle color="blue">
      <mfrac>
        <mi>π</mi>
        <mn>4</mn>
      </mfrac>
    </mstyle>
    <annotation encoding="StarMath 5.0">color blue {%pi over 4 }</annotation>
  </semantics>
</math>
</file>

<file path=Object 5/content.xml><?xml version="1.0" encoding="utf-8"?>
<math xmlns="http://www.w3.org/1998/Math/MathML" display="block">
  <semantics>
    <mstyle color="blue">
      <mfrac>
        <mi>π</mi>
        <mn>3</mn>
      </mfrac>
    </mstyle>
    <annotation encoding="StarMath 5.0">color blue {%pi over 3 }</annotation>
  </semantics>
</math>
</file>

<file path=Object 6/content.xml><?xml version="1.0" encoding="utf-8"?>
<math xmlns="http://www.w3.org/1998/Math/MathML" display="block">
  <semantics>
    <mstyle color="blue">
      <mfrac>
        <mrow>
          <mn>3</mn>
          <mi>π</mi>
        </mrow>
        <mn>4</mn>
      </mfrac>
    </mstyle>
    <annotation encoding="StarMath 5.0">color blue {{3%pi} over 4 }</annotation>
  </semantics>
</math>
</file>

<file path=Object 7/content.xml><?xml version="1.0" encoding="utf-8"?>
<math xmlns="http://www.w3.org/1998/Math/MathML" display="block">
  <semantics>
    <mstyle color="blue">
      <mfrac>
        <mrow>
          <mn>5</mn>
          <mi>π</mi>
        </mrow>
        <mn>6</mn>
      </mfrac>
    </mstyle>
    <annotation encoding="StarMath 5.0">color blue {{5%pi} over 6 }</annotation>
  </semantics>
</math>
</file>

<file path=Object 8/content.xml><?xml version="1.0" encoding="utf-8"?>
<math xmlns="http://www.w3.org/1998/Math/MathML" display="block">
  <semantics>
    <mstyle color="blue">
      <mi>π</mi>
    </mstyle>
    <annotation encoding="StarMath 5.0">color blue {%pi  }</annotation>
  </semantics>
</math>
</file>

<file path=Object 9/content.xml><?xml version="1.0" encoding="utf-8"?>
<math xmlns="http://www.w3.org/1998/Math/MathML" display="block">
  <semantics>
    <mstyle color="blue">
      <mfrac>
        <mrow>
          <mn>3</mn>
          <mi>π</mi>
        </mrow>
        <mn>2</mn>
      </mfrac>
    </mstyle>
    <annotation encoding="StarMath 5.0">color blue {{3%pi} over 2  }</annotation>
  </semantics>
</math>
</file>